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none" draw:fill-color="#ffffff" fo:min-height="1.15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55cm" fo:min-width="8.9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366cm" fo:min-width="8.716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fo:min-height="1.081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0.724cm" fo:padding-top="0.175cm" fo:padding-bottom="0.175cm" fo:padding-left="0.3cm" fo:padding-right="0.3cm"/>
    </style:style>
    <style:style style:name="P1" style:family="paragraph">
      <style:text-properties style:font-name="Comic Sans MS" fo:font-size="22pt" style:font-name-asian="Comic Sans MS" style:font-size-asian="22pt" style:font-size-complex="22pt"/>
    </style:style>
    <style:style style:name="P2" style:family="paragraph">
      <loext:graphic-properties draw:fill="none" draw:fill-color="#ffffff"/>
      <style:text-properties style:font-name="Comic Sans MS" fo:font-size="22pt" style:font-name-asian="Comic Sans MS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4" style:family="paragraph">
      <style:paragraph-properties fo:text-align="center"/>
      <style:text-properties style:font-name="Comic Sans MS" fo:font-size="22pt" style:font-size-asian="22pt" style:font-size-complex="22pt"/>
    </style:style>
    <style:style style:name="P5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name-asian="Comic Sans M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2cm" svg:height="1.5cm" svg:x="2.3cm" svg:y="9.2cm">
          <draw:text-box>
            <text:p text:style-name="P1"><text:span text:style-name="T1">Hardware</text:span></text:p>
          </draw:text-box>
        </draw:frame>
        <draw:line draw:style-name="gr2" draw:text-style-name="P3" draw:layer="layout" svg:x1="1.215cm" svg:y1="8.9cm" svg:x2="16.7cm" svg:y2="8.9cm">
          <text:p/>
        </draw:line>
        <draw:custom-shape draw:style-name="gr3" draw:text-style-name="P5" draw:layer="layout" svg:width="9.5cm" svg:height="1.9cm" svg:x="6.7cm" svg:y="9.4cm">
          <text:p text:style-name="P4">ESP8266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9.5cm" svg:height="1.9cm" svg:x="6.7cm" svg:y="6.5cm">
          <text:p text:style-name="P4">SD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4.625cm" svg:height="1.431cm" svg:x="2.175cm" svg:y="6.325cm">
          <draw:text-box>
            <text:p text:style-name="P1"><text:span text:style-name="T1">C language</text:span></text:p>
          </draw:text-box>
        </draw:frame>
        <draw:line draw:style-name="gr2" draw:text-style-name="P3" draw:layer="layout" svg:x1="1.2cm" svg:y1="6.025cm" svg:x2="16.685cm" svg:y2="6.025cm">
          <text:p/>
        </draw:line>
        <draw:frame draw:style-name="gr6" draw:text-style-name="P2" draw:layer="layout" svg:width="5.624cm" svg:height="1.431cm" svg:x="1.076cm" svg:y="4.326cm">
          <draw:text-box>
            <text:p text:style-name="P1"><text:span text:style-name="T1">ATS language</text:span></text:p>
          </draw:text-box>
        </draw:frame>
        <draw:custom-shape draw:style-name="gr4" draw:text-style-name="P5" draw:layer="layout" svg:width="9.5cm" svg:height="1.9cm" svg:x="6.701cm" svg:y="3.6cm">
          <text:p text:style-name="P4">ATS interf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9.5cm" svg:height="1.9cm" svg:x="6.702cm" svg:y="1.201cm">
          <text:p text:style-name="P4">ATS 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9T19:33:50.385685735</meta:creation-date>
    <dc:date>2015-11-19T19:39:55.600996670</dc:date>
    <meta:editing-duration>PT5M59S</meta:editing-duration>
    <meta:editing-cycles>12</meta:editing-cycles>
    <meta:generator>LibreOffice/5.0.3.2$Linux_X86_64 LibreOffice_project/00m0$Build-2</meta:generator>
    <meta:document-statistic meta:object-count="9"/>
  </office:meta>
</office:document-meta>
</file>